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2.00pt" fo:font-weight="normal" fo:font-family="Arial" style:font-family-asian="Arial" style:font-family-complex="Arial"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style:use-window-font-color="true" fo:font-style="italic"/>
    </style:style>
    <style:style style:name="T10" style:family="text">
      <style:text-properties fo:font-size="14.00pt" fo:font-weight="bold" fo:font-family="Arial" style:font-family-asian="Arial" style:font-family-complex="Arial" fo:background-color="transparent" style:use-window-font-color="true"/>
    </style:style>
    <style:style style:name="T11" style:family="text">
      <style:text-properties fo:font-size="12.00pt" fo:font-weight="normal" fo:font-family="Arial" style:font-family-asian="Arial" style:font-family-complex="Arial" fo:background-color="transparent" style:use-window-font-color="true"/>
    </style:style>
    <style:style style:name="T12" style:family="text">
      <style:text-properties fo:font-size="14.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style:style>
    <style:style style:name="T16" style:family="text">
      <style:text-properties fo:font-size="12.00pt" fo:font-weight="normal" fo:font-family="Arial" style:font-family-asian="Arial" style:font-family-complex="Arial" fo:background-color="transparent" style:use-window-font-color="true"/>
    </style:style>
    <style:style style:name="T17" style:family="text">
      <style:text-properties fo:font-size="12.00pt" fo:font-weight="bold" fo:font-family="Arial" style:font-family-asian="Arial" style:font-family-complex="Arial" fo:background-color="transparent" style:use-window-font-color="true"/>
    </style:style>
    <style:style style:name="T18" style:family="text">
      <style:text-properties fo:font-size="12.00pt" fo:font-weight="normal" fo:font-family="Arial" style:font-family-asian="Arial" style:font-family-complex="Arial" fo:background-color="transparent" style:use-window-font-color="true"/>
    </style:style>
    <style:style style:name="T19" style:family="text">
      <style:text-properties fo:font-size="12.00pt" fo:font-weight="bold"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style:style>
    <style:style style:name="T22" style:family="text">
      <style:text-properties fo:font-size="12.00pt" fo:font-weight="normal" fo:font-family="Arial" style:font-family-asian="Arial" style:font-family-complex="Arial" fo:background-color="transparent" style:use-window-font-color="true"/>
    </style:style>
    <style:style style:name="T23" style:family="text">
      <style:text-properties fo:font-size="12.00pt" fo:font-weight="bold"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2.00pt" fo:font-weight="bold" fo:font-family="Arial" style:font-family-asian="Arial" style:font-family-complex="Arial" fo:background-color="transparent" style:use-window-font-color="true"/>
    </style:style>
    <style:style style:name="T30" style:family="text">
      <style:text-properties fo:font-size="12.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Arial" style:font-family-asian="Arial" style:font-family-complex="Arial"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style:style>
    <style:style style:name="T34" style:family="text">
      <style:text-properties fo:font-size="12.00pt" fo:font-weight="normal" fo:font-family="Arial" style:font-family-asian="Arial" style:font-family-complex="Arial"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2.00pt" fo:font-weight="bold"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Arial" style:font-family-asian="Arial" style:font-family-complex="Arial" fo:background-color="transparent" style:use-window-font-color="true"/>
    </style:style>
    <style:style style:name="T43"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style:use-window-font-color="true" fo:font-style="italic"/>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2.00pt" fo:font-weight="bold" fo:font-family="Arial" style:font-family-asian="Arial" style:font-family-complex="Arial" fo:background-color="transparent" style:use-window-font-color="true"/>
    </style:style>
    <style:style style:name="T47" style:family="text">
      <style:text-properties fo:font-size="12.00pt" fo:font-weight="normal" fo:font-family="Arial" style:font-family-asian="Arial" style:font-family-complex="Arial" fo:background-color="transparent" style:use-window-font-color="true"/>
    </style:style>
    <style:style style:name="T48" style:family="text">
      <style:text-properties fo:font-size="12.00pt" fo:font-weight="bold" fo:font-family="Arial" style:font-family-asian="Arial" style:font-family-complex="Arial"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style:use-window-font-color="true" fo:font-style="italic"/>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2.00pt" fo:font-weight="normal" fo:font-family="Arial" style:font-family-asian="Arial" style:font-family-complex="Arial"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2.00pt" fo:font-weight="normal" fo:font-family="Arial" style:font-family-asian="Arial" style:font-family-complex="Arial"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style:style>
    <style:style style:name="T67"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style:use-window-font-color="true" fo:font-style="italic"/>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style:use-window-font-color="true" fo:font-style="italic"/>
    </style:style>
    <style:style style:name="T82" style:family="text">
      <style:text-properties fo:font-size="12.00pt" fo:font-weight="normal" fo:font-family="Arial" style:font-family-asian="Arial" style:font-family-complex="Arial"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2.00pt" fo:font-weight="bold" fo:font-family="Arial" style:font-family-asian="Arial" style:font-family-complex="Arial" fo:background-color="transparent" style:use-window-font-color="true"/>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4.00pt" fo:font-weight="bold" fo:font-family="Arial" style:font-family-asian="Arial" style:font-family-complex="Arial" fo:background-color="transparent" style:use-window-font-color="true"/>
    </style:style>
    <style:style style:name="T92" style:family="text">
      <style:text-properties fo:font-size="12.00pt" fo:font-weight="bold"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2.00pt" fo:font-weight="bold" fo:font-family="Arial" style:font-family-asian="Arial" style:font-family-complex="Arial" fo:background-color="transparent" style:use-window-font-color="true"/>
    </style:style>
    <style:style style:name="T95" style:family="text">
      <style:text-properties fo:font-size="12.00pt" fo:font-weight="normal" fo:font-family="Arial" style:font-family-asian="Arial" style:font-family-complex="Arial" fo:background-color="transparent" style:use-window-font-color="true"/>
    </style:style>
    <style:style style:name="T96" style:family="text">
      <style:text-properties fo:font-size="12.00pt" fo:font-weight="bold" fo:font-family="Arial" style:font-family-asian="Arial" style:font-family-complex="Arial" fo:background-color="transparent" style:use-window-font-color="true"/>
    </style:style>
    <style:style style:name="T97" style:family="text">
      <style:text-properties fo:font-size="12.00pt" fo:font-weight="normal" fo:font-family="Arial" style:font-family-asian="Arial" style:font-family-complex="Arial" fo:background-color="transparent" style:use-window-font-color="true"/>
    </style:style>
    <style:style style:name="T98" style:family="text">
      <style:text-properties fo:font-size="12.00pt" fo:font-weight="normal" fo:font-family="Arial" style:font-family-asian="Arial" style:font-family-complex="Arial" fo:background-color="transparent" style:use-window-font-color="true"/>
    </style:style>
    <style:style style:name="T99" style:family="text">
      <style:text-properties fo:font-size="12.00pt" fo:font-weight="bold" fo:font-family="Arial" style:font-family-asian="Arial" style:font-family-complex="Arial" fo:background-color="transparent" style:use-window-font-color="true"/>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2.00pt" fo:font-weight="normal"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bold" fo:font-family="Arial" style:font-family-asian="Arial" style:font-family-complex="Arial"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2.00pt" fo:font-weight="normal" fo:font-family="Arial" style:font-family-asian="Arial" style:font-family-complex="Arial" fo:background-color="transparent" style:use-window-font-color="true"/>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2.00pt" fo:font-weight="normal" fo:font-family="Arial" style:font-family-asian="Arial" style:font-family-complex="Arial" fo:background-color="transparent" style:use-window-font-color="true"/>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2.00pt" fo:font-weight="normal" fo:font-family="Arial" style:font-family-asian="Arial" style:font-family-complex="Arial"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2.00pt" fo:font-weight="normal" fo:font-family="Arial" style:font-family-asian="Arial" style:font-family-complex="Arial"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normal" fo:font-family="Arial" style:font-family-asian="Arial" style:font-family-complex="Arial" fo:background-color="transparent" style:use-window-font-color="true"/>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2.00pt" fo:font-weight="normal" fo:font-family="Arial" style:font-family-asian="Arial" style:font-family-complex="Arial" fo:background-color="transparent" style:use-window-font-color="true"/>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style:style>
    <style:style style:name="T120" style:family="text">
      <style:text-properties fo:font-size="12.00pt" fo:font-weight="normal" fo:font-family="Arial" style:font-family-asian="Arial" style:font-family-complex="Arial" fo:background-color="transparent" style:use-window-font-color="true"/>
    </style:style>
    <style:style style:name="T121" style:family="text">
      <style:text-properties fo:font-size="12.00pt" fo:font-weight="normal" fo:font-family="Arial" style:font-family-asian="Arial" style:font-family-complex="Arial"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2.00pt" fo:font-weight="normal" fo:font-family="Arial" style:font-family-asian="Arial" style:font-family-complex="Arial" fo:background-color="transparent" style:use-window-font-color="true"/>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2.00pt" fo:font-weight="normal" fo:font-family="Arial" style:font-family-asian="Arial" style:font-family-complex="Arial" fo:background-color="transparent" style:use-window-font-color="true"/>
    </style:style>
    <style:style style:name="T127" style:family="text">
      <style:text-properties fo:font-size="12.00pt" fo:font-weight="normal"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style:style>
    <style:style style:name="T131" style:family="text">
      <style:text-properties fo:font-size="12.00pt" fo:font-weight="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style:style>
    <style:style style:name="T135" style:family="text">
      <style:text-properties fo:font-size="12.00pt" fo:font-weight="normal" fo:font-family="Arial" style:font-family-asian="Arial" style:font-family-complex="Arial" fo:background-color="transparent" style:use-window-font-color="true"/>
    </style:style>
    <style:style style:name="T136" style:family="text">
      <style:text-properties fo:font-size="12.00pt" fo:font-weight="normal" fo:font-family="Arial" style:font-family-asian="Arial" style:font-family-complex="Arial" fo:background-color="transparent" style:use-window-font-color="true"/>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2.00pt" fo:font-weight="normal" fo:font-family="Arial" style:font-family-asian="Arial" style:font-family-complex="Arial" fo:background-color="transparent" style:use-window-font-color="true"/>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2.00pt" fo:font-weight="normal" fo:font-family="Arial" style:font-family-asian="Arial" style:font-family-complex="Arial" fo:background-color="transparent" style:use-window-font-color="true"/>
    </style:style>
    <style:style style:name="T141" style:family="text">
      <style:text-properties fo:font-size="12.00pt" fo:font-weight="normal"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style:style>
    <style:style style:name="T143" style:family="text">
      <style:text-properties fo:font-size="12.00pt" fo:font-weight="normal" fo:font-family="Arial" style:font-family-asian="Arial" style:font-family-complex="Arial" fo:background-color="transparent" style:use-window-font-color="true"/>
    </style:style>
    <style:style style:name="T144" style:family="text">
      <style:text-properties fo:font-size="12.00pt" fo:font-weight="normal" fo:font-family="Arial" style:font-family-asian="Arial" style:font-family-complex="Arial" fo:background-color="transparent" style:use-window-font-color="true"/>
    </style:style>
    <style:style style:name="T145" style:family="text">
      <style:text-properties fo:font-size="12.00pt" fo:font-weight="normal" fo:font-family="Arial" style:font-family-asian="Arial" style:font-family-complex="Arial" fo:background-color="transparent" style:use-window-font-color="true"/>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2.00pt" fo:font-weight="normal" fo:font-family="Arial" style:font-family-asian="Arial" style:font-family-complex="Arial" fo:background-color="transparent" style:use-window-font-color="true"/>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style:style>
    <style:style style:name="T152" style:family="text">
      <style:text-properties fo:font-size="12.00pt" fo:font-weight="normal" fo:font-family="Arial" style:font-family-asian="Arial" style:font-family-complex="Arial" fo:background-color="transparent" style:use-window-font-color="true"/>
    </style:style>
    <style:style style:name="T153" style:family="text">
      <style:text-properties fo:font-size="12.00pt" fo:font-weight="normal"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normal" fo:font-family="Arial" style:font-family-asian="Arial" style:font-family-complex="Arial"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normal"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2.00pt" fo:font-weight="normal" fo:font-family="Arial" style:font-family-asian="Arial" style:font-family-complex="Arial" fo:background-color="transparent" style:use-window-font-color="true"/>
    </style:style>
    <style:style style:name="T162" style:family="text">
      <style:text-properties fo:font-size="12.00pt" fo:font-weight="normal" fo:font-family="Arial" style:font-family-asian="Arial" style:font-family-complex="Arial" fo:background-color="transparent" style:use-window-font-color="true"/>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2.00pt" fo:font-weight="normal" fo:font-family="Arial" style:font-family-asian="Arial" style:font-family-complex="Arial" fo:background-color="transparent" style:use-window-font-color="true"/>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style:use-window-font-color="true"/>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2.00pt" fo:font-weight="normal" fo:font-family="Arial" style:font-family-asian="Arial" style:font-family-complex="Arial" fo:background-color="transparent" style:use-window-font-color="true"/>
    </style:style>
    <style:style style:name="T169" style:family="text">
      <style:text-properties fo:font-size="12.00pt" fo:font-weight="normal" fo:font-family="Arial" style:font-family-asian="Arial" style:font-family-complex="Arial" fo:background-color="transparent" style:use-window-font-color="true"/>
    </style:style>
    <style:style style:name="T170" style:family="text">
      <style:text-properties fo:font-size="12.00pt" fo:font-weight="normal" fo:font-family="Arial" style:font-family-asian="Arial" style:font-family-complex="Arial" fo:background-color="transparent" style:use-window-font-color="true"/>
    </style:style>
    <style:style style:name="T171" style:family="text">
      <style:text-properties fo:font-size="12.00pt" fo:font-weight="normal"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style:style>
    <style:style style:name="T173" style:family="text">
      <style:text-properties fo:font-size="12.00pt" fo:font-weight="normal" fo:font-family="Arial" style:font-family-asian="Arial" style:font-family-complex="Arial" fo:background-color="transparent" style:use-window-font-color="true"/>
    </style:style>
    <style:style style:name="T174" style:family="text">
      <style:text-properties fo:font-size="12.00pt" fo:font-weight="normal" fo:font-family="Arial" style:font-family-asian="Arial" style:font-family-complex="Arial" fo:background-color="transparent" style:use-window-font-color="true"/>
    </style:style>
    <style:style style:name="T175" style:family="text">
      <style:text-properties fo:font-size="12.00pt" fo:font-weight="normal" fo:font-family="Arial" style:font-family-asian="Arial" style:font-family-complex="Arial" fo:background-color="transparent" style:use-window-font-color="true"/>
    </style:style>
    <style:style style:name="T176"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right" fo:margin-bottom="6.00pt"/>
    </style:style>
    <style:style style:name="P3" style:family="paragraph">
      <style:paragraph-properties fo:line-height="100.00%" fo:text-align="left" fo:margin-bottom="6.00pt"/>
    </style:style>
    <text:list-style style:name="L4">
      <text:list-level-style-bullet text:level="1" text:bullet-char="•">
        <style:list-level-properties text:space-before="55.05pt" text:min-label-width="18.00pt"/>
        <style:text-properties fo:font-family="Symbol"/>
      </text:list-level-style-bullet>
    </text:list-style>
    <style:style style:name="P4" style:family="paragraph">
      <style:paragraph-properties fo:line-height="100.00%" fo:text-align="left" fo:margin-left="-7.70pt" fo:text-indent="7.70pt" fo:margin-bottom="6.00pt"/>
    </style:style>
    <style:style style:name="P5" style:family="paragraph">
      <style:paragraph-properties fo:line-height="100.00%" fo:text-align="left" fo:margin-bottom="6.00pt"/>
    </style:style>
    <style:style style:name="P6" style:family="paragraph">
      <style:paragraph-properties fo:line-height="100.00%" fo:text-align="left" fo:margin-top="12.00pt" fo:margin-bottom="6.00pt"/>
    </style:style>
    <style:style style:name="P7" style:family="paragraph">
      <style:paragraph-properties fo:line-height="100.00%" fo:text-align="left" fo:margin-left="52.15pt" fo:text-indent="0.00pt"/>
    </style:style>
    <text:list-style style:name="L8">
      <text:list-level-style-bullet text:level="1" text:bullet-char="•">
        <style:list-level-properties text:space-before="52.15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fo:margin-left="52.15pt" fo:text-indent="0.00pt"/>
    </style:style>
    <text:list-style style:name="L10">
      <text:list-level-style-bullet text:level="1" text:bullet-char="•">
        <style:list-level-properties text:space-before="52.15pt" text:min-label-width="18.00pt"/>
        <style:text-properties fo:font-family="Symbol"/>
      </text:list-level-style-bullet>
    </text:list-style>
    <style:style style:name="P10" style:family="paragraph">
      <style:paragraph-properties fo:line-height="100.00%" fo:text-align="left" fo:margin-left="-18.00pt" fo:text-indent="18.00pt"/>
    </style:style>
    <style:style style:name="P11" style:family="paragraph">
      <style:paragraph-properties fo:line-height="100.00%" fo:text-align="left" fo:margin-top="12.00pt" fo:margin-bottom="6.00pt"/>
    </style:style>
    <style:style style:name="P12" style:family="paragraph">
      <style:paragraph-properties fo:line-height="100.00%" fo:text-align="left" fo:margin-bottom="6.00pt"/>
    </style:style>
    <style:style style:name="P13" style:family="paragraph">
      <style:paragraph-properties fo:line-height="100.00%" fo:text-align="left" fo:margin-top="12.00pt" fo:margin-bottom="6.00pt"/>
    </style:style>
    <style:style style:name="P14" style:family="paragraph">
      <style:paragraph-properties fo:line-height="100.00%" fo:text-align="left" fo:margin-bottom="6.00pt"/>
    </style:style>
    <style:style style:name="P15" style:family="paragraph">
      <style:paragraph-properties fo:line-height="100.00%" fo:text-align="left" fo:margin-top="12.00pt" fo:margin-bottom="6.00p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00.00%" fo:text-align="left" fo:margin-left="-18.00pt" fo:text-indent="18.00pt" fo:margin-bottom="6.00pt"/>
    </style:style>
    <style:style style:name="P17" style:family="paragraph">
      <style:paragraph-properties fo:line-height="100.00%" fo:text-align="left" fo:margin-top="12.00pt" fo:margin-bottom="6.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fo:margin-bottom="6.00pt"/>
    </style:style>
    <style:style style:name="P19" style:family="paragraph">
      <style:paragraph-properties fo:line-height="100.00%" fo:text-align="left" fo:margin-bottom="6.00pt"/>
    </style:style>
    <style:style style:name="P20" style:family="paragraph">
      <style:paragraph-properties fo:line-height="100.00%" fo:text-align="left" fo:margin-top="12.00pt" fo:margin-bottom="6.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left" fo:margin-left="-18.00pt" fo:text-indent="18.00pt" fo:margin-bottom="6.00pt"/>
    </style:style>
    <style:style style:name="P22" style:family="paragraph">
      <style:paragraph-properties fo:line-height="100.00%" fo:text-align="left" fo:margin-top="12.00pt" fo:margin-bottom="6.00pt"/>
    </style:style>
    <style:style style:name="P23" style:family="paragraph">
      <style:paragraph-properties fo:line-height="100.00%" fo:text-align="left" fo:margin-bottom="6.00pt"/>
    </style:style>
    <style:style style:name="P24" style:family="paragraph">
      <style:paragraph-properties fo:line-height="100.00%" fo:text-align="left" fo:margin-top="12.00pt" fo:margin-bottom="6.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fo:margin-bottom="6.00pt"/>
    </style:style>
  </office:automatic-styles>
  <office:body>
    <office:text>
      <text:p text:style-name="P1"><text:span text:style-name="T1">Easy FPS</text:span></text:p>
      <text:p text:style-name="P2"><text:span text:style-name="T2">Feel free to email me at any time at:</text:span></text:p>
      <text:p text:style-name="P2"><text:a xlink:href="mailto:mario.haberle@gmail.com"><text:span text:style-name="T4">mario.haberle@gmail.com</text:span></text:a><text:span text:style-name="T5"/></text:p>
      <text:p text:style-name="P3"><text:span text:style-name="T5"/></text:p>
      <text:p text:style-name="P3"><text:span text:style-name="T6">What this doc covers:</text:span></text:p>
      <text:list text:style-name="L4">
        <text:list-item>
          <text:p text:style-name="P4"><text:span text:style-name="T7">Adding tags and layers</text:span></text:p>
        </text:list-item>
        <text:list-item>
          <text:p text:style-name="P4"><text:span text:style-name="T7">Setting up your player</text:span></text:p>
        </text:list-item>
        <text:list-item>
          <text:p text:style-name="P4"><text:span text:style-name="T7">Setting the player variables</text:span></text:p>
        </text:list-item>
        <text:list-item>
          <text:p text:style-name="P4"><text:span text:style-name="T7">Setting up your own gun</text:span></text:p>
        </text:list-item>
        <text:list-item>
          <text:p text:style-name="P4"><text:span text:style-name="T7">Setting up the gun variables</text:span></text:p>
        </text:list-item>
      </text:list>
      <text:p text:style-name="P5"><text:span text:style-name="T8"/></text:p>
      <text:p text:style-name="P5"><text:span text:style-name="T9">Movement via WSAD, reload R, meele attack Q, crouch C, Fire Left Mouse, Aiming Right Mouse, Changing weapons ScrollWheel.</text:span></text:p>
      <text:p text:style-name="P6"><text:span text:style-name="T10">Adding tags and layers(must do!!!)</text:span></text:p>
      <text:p text:style-name="P7"><text:span text:style-name="T11">Tags you need to add:</text:span></text:p>
      <text:list text:style-name="L8">
        <text:list-item>
          <text:p text:style-name="P8"><text:span text:style-name="T11">Weapon</text:span></text:p>
        </text:list-item>
        <text:list-item>
          <text:p text:style-name="P8"><text:span text:style-name="T11">LevelPart</text:span></text:p>
        </text:list-item>
        <text:list-item>
          <text:p text:style-name="P8"><text:span text:style-name="T11">SecondCamera</text:span></text:p>
        </text:list-item>
        <text:list-item>
          <text:p text:style-name="P8"><text:span text:style-name="T11">BulletSpawn</text:span></text:p>
        </text:list-item>
        <text:list-item>
          <text:p text:style-name="P8"><text:span text:style-name="T11">Dummie</text:span></text:p>
        </text:list-item>
      </text:list>
      <text:p text:style-name="P9"><text:span text:style-name="T11">Layers you need to add:</text:span></text:p>
      <text:list text:style-name="L10">
        <text:list-item>
          <text:p text:style-name="P10"><text:span text:style-name="T11">Weapon</text:span></text:p>
        </text:list-item>
        <text:list-item>
          <text:p text:style-name="P10"><text:span text:style-name="T11">Player</text:span></text:p>
        </text:list-item>
      </text:list>
      <text:p text:style-name="P11"><text:span text:style-name="T12">Setting up your player</text:span></text:p>
      <text:p text:style-name="P12"><text:span text:style-name="T13"/></text:p>
      <text:p text:style-name="P12"><text:span text:style-name="T14"><text:tab/>Start off by creating a<text:s/></text:span><text:span text:style-name="T15">3D Capsule GameObject<text:s/></text:span><text:span text:style-name="T16">and rename it however you want, I named mine Player for the sake of simplicity. Components you should add to that object are<text:s/></text:span><text:span text:style-name="T17">RigidBody</text:span><text:span text:style-name="T18">,<text:s/></text:span><text:span text:style-name="T19">PlayerMovementScript</text:span><text:span text:style-name="T20">,<text:s/></text:span><text:span text:style-name="T21">MouseLookScript</text:span><text:span text:style-name="T22">,<text:s/></text:span><text:span text:style-name="T23">GunInventory</text:span><text:span text:style-name="T24">.</text:span></text:p>
      <text:p text:style-name="P12"><text:span text:style-name="T25"/></text:p>
      <text:p text:style-name="P12"><text:span text:style-name="T26">Next inside Player GameObject you want to add a<text:s/></text:span><text:span text:style-name="T27">MainCamera</text:span><text:span text:style-name="T28"><text:s/>that was initally created on the scene and reset its position rotation and scale, and for best result scale its transform position on Y to 0.8f. In the MainCamera<text:s/></text:span><text:span text:style-name="T29">Camera Component<text:s/></text:span><text:span text:style-name="T30">click the DropDown value called “Culling Mask” and uncheck “Weapon” and “Player”. Make sure that camera object has a tag called “MainCamera”.</text:span></text:p>
      <text:p text:style-name="P12"><text:span text:style-name="T31"/></text:p>
      <text:p text:style-name="P12"><text:span text:style-name="T32">Next step is adding the camera that will render our weapon and bulletspawn place from where our bullets will be spawn(best from center of the camera). So inside the<text:s/></text:span><text:span text:style-name="T33">MainCamera</text:span><text:span text:style-name="T34"><text:s/>we want to add<text:s/></text:span><text:span text:style-name="T35">new Camera</text:span><text:span text:style-name="T36"><text:s/>with tag called “SecondCamera” and change the “Culling Mask” to select only “Weapon” and “Player” layers. Still inside<text:s/></text:span><text:span text:style-name="T37">mainCamera GameObject<text:s/></text:span><text:span text:style-name="T38">we want to add<text:s/></text:span><text:span text:style-name="T39">empty GameObject</text:span><text:span text:style-name="T40"><text:s/>and name it “BulletSpawn” and give it a tag named “BulletSpawn”. Last thing is to select the new camera and bulletspawn object and reset their positions and rotations and scales.</text:span></text:p>
      <text:p text:style-name="P12"><text:span text:style-name="T40">The last thing, select the player and change its layer to “Player” and click “Yes”.</text:span></text:p>
      <text:p text:style-name="P12"><text:span text:style-name="T41"/></text:p>
      <text:p text:style-name="P13"><text:span text:style-name="T42">Setting the player variables</text:span></text:p>
      <text:p text:style-name="P13"><text:span text:style-name="T43">Rigidbody</text:span></text:p>
      <text:p text:style-name="P14"><text:span text:style-name="T44"><text:tab/></text:span><text:span text:style-name="T45">Set the<text:s/></text:span><text:span text:style-name="T46">RigidBody Component<text:s/></text:span><text:span text:style-name="T47">mass to 70(probably kilos for average person).<text:s/></text:span><text:span text:style-name="T48">Constraints<text:s/></text:span><text:span text:style-name="T49">select all freeze Rotation axis.</text:span></text:p>
      <text:p text:style-name="P15"><text:span text:style-name="T50">PlayerMovementScript</text:span></text:p>
      <text:list text:style-name="L16">
        <text:list-item>
          <text:p text:style-name="P16"><text:span text:style-name="T51">Current Speed<text:s/></text:span><text:span text:style-name="T52">–</text:span><text:span text:style-name="T53"><text:s/>tells us the current speed of our player</text:span></text:p>
        </text:list-item>
        <text:list-item>
          <text:p text:style-name="P16"><text:span text:style-name="T54">Jump Force<text:s/></text:span><text:span text:style-name="T55">–</text:span><text:span text:style-name="T56"><text:s/>value that will catapult our player up and simulate a jump(best value:15000)</text:span></text:p>
        </text:list-item>
        <text:list-item>
          <text:p text:style-name="P16"><text:span text:style-name="T57">Max Speed<text:s/></text:span><text:span text:style-name="T58">–</text:span><text:span text:style-name="T59"><text:s/>value that is determined by the weapon, gets updated once the game is player, because some weapons are heavier and our player can not move the same speed with every weapon.</text:span></text:p>
        </text:list-item>
        <text:list-item>
          <text:p text:style-name="P16"><text:span text:style-name="T60">Deacceleration Speed<text:s/></text:span><text:span text:style-name="T61">–</text:span><text:span text:style-name="T62"><text:s/>the speed that makes our player slow down once we release the keys(the higher the value the faster is slows down)</text:span></text:p>
        </text:list-item>
        <text:list-item>
          <text:p text:style-name="P16"><text:span text:style-name="T63">Acceleration Speed<text:s/></text:span><text:span text:style-name="T64">–</text:span><text:span text:style-name="T65"><text:s/>the value that makes our player move and adds force(best value: 100 000)</text:span></text:p>
        </text:list-item>
        <text:list-item>
          <text:p text:style-name="P16"><text:span text:style-name="T66">Blood Effect -prefab of damage done via meele attack of player, simulates blood effect</text:span></text:p>
        </text:list-item>
      </text:list>
      <text:p text:style-name="P17"><text:span text:style-name="T67">MouseLookScript</text:span></text:p>
      <text:list text:style-name="L18">
        <text:list-item>
          <text:p text:style-name="P18"><text:span text:style-name="T68">Mouse Sensitvity<text:s/></text:span><text:span text:style-name="T69">–</text:span><text:span text:style-name="T70"><text:s/>value that is assigned by the gun because not every gun can move and rotate the same way so this variable just tells you your current sensivity of the mouse.</text:span></text:p>
        </text:list-item>
        <text:list-item>
          <text:p text:style-name="P18"><text:span text:style-name="T71">Y/X Rotation Speed<text:s/></text:span><text:span text:style-name="T72">–</text:span><text:span text:style-name="T73"><text:s/>is a value used in smoothDamp method, it affects how fast your camera will move after you move your mouse (best value : 0.05-0.1)</text:span></text:p>
        </text:list-item>
        <text:list-item>
          <text:p text:style-name="P18"><text:span text:style-name="T74">Top/Bottom Angle View<text:s/></text:span><text:span text:style-name="T75">–</text:span><text:span text:style-name="T76"><text:s/>determines how much your camera can look up/down from player</text:span></text:p>
        </text:list-item>
        <text:list-item>
          <text:p text:style-name="P18"><text:span text:style-name="T77">Show FPS<text:s/></text:span><text:span text:style-name="T78">–</text:span><text:span text:style-name="T79"><text:s/>boolean that disaplays FPS in top left corner</text:span></text:p>
        </text:list-item>
      </text:list>
      <text:p text:style-name="P19"><text:span text:style-name="T80"/></text:p>
      <text:p text:style-name="P20"><text:span text:style-name="T81">GunInventory</text:span></text:p>
      <text:list text:style-name="L21">
        <text:list-item>
          <text:p text:style-name="P21"><text:span text:style-name="T82">Current Gun<text:s/></text:span><text:span text:style-name="T83">–</text:span><text:span text:style-name="T84"><text:s/>current gun we carry for info pourposes</text:span></text:p>
        </text:list-item>
        <text:list-item>
          <text:p text:style-name="P21"><text:span text:style-name="T85">Guns I Have<text:s/></text:span><text:span text:style-name="T86">–</text:span><text:span text:style-name="T87"><text:s/>array where you have to put names of your prefabs located in “Resources” folder (must be in Resources folder). For instance if I have a weapon named “SpaceJam_Weapon” I will expand array to 1 and enter a string “SpaceJam_Weapon”, this allows player to scroll throught weapons with a middle mouse scroll wheel if you have more than 1.</text:span></text:p>
        </text:list-item>
        <text:list-item>
          <text:p text:style-name="P21"><text:span text:style-name="T88">Icons - is array of images updated immedatly when the game first runs.<text:s/></text:span><text:span text:style-name="T89">MUSTDO</text:span><text:span text:style-name="T90"><text:s/>you need to have a folder named “Weap_Icons” inside “Resources” folder and icon of the weapon you want to match, you have to rename that icon/image to the same name as a weapon + “_img” at the and, so I would name mine “SpaceJam_Weapon_img” and palce it inside that folder</text:span></text:p>
        </text:list-item>
      </text:list>
      <text:p text:style-name="P22"><text:span text:style-name="T91">Setting up your own gun</text:span></text:p>
      <text:p text:style-name="P23"><text:span text:style-name="T92"><text:tab/></text:span><text:span text:style-name="T93">Start off by creating<text:s/></text:span><text:span text:style-name="T94">Empty GameObject</text:span><text:span text:style-name="T95"><text:s/>and adding a<text:s/></text:span><text:span text:style-name="T96">Component called GunScript</text:span><text:span text:style-name="T97"><text:s/>to that empty game object inside you want to position your weapon which can be animated or not but it will probably look better and reset your child weapon model to zero. Re-name your Root GameObject your desired weapon name like “My_First_Gun”<text:s/></text:span><text:span text:style-name="T98">(</text:span><text:span text:style-name="T99">!!!!!!!!!!!!!!!!!Must contain "Gun" in the weapon name in order for gun inventory to recognize it as a gun!!!!!!!!!!!!!!!!!!!!!!!!!!!</text:span><text:span text:style-name="T100">)<text:s/></text:span><text:span text:style-name="T101">and set its tag and layer to “Weapon”.</text:span></text:p>
      <text:p text:style-name="P23"><text:span text:style-name="T101">Last thing is to add empty GameObect into your weapon model and position it in the barrel or a bit infront which you want to rename to “MuzzelSpawnPlace”. And you have to assign this into the script of a gun(explained below).</text:span></text:p>
      <text:p text:style-name="P23"><text:span text:style-name="T102"/></text:p>
      <text:p text:style-name="P24"><text:span text:style-name="T103">Setting up the gun variables</text:span></text:p>
      <text:list text:style-name="L25">
        <text:list-item>
          <text:p text:style-name="P25"><text:span text:style-name="T104">Current Style<text:s/></text:span><text:span text:style-name="T105">–</text:span><text:span text:style-name="T106"><text:s/>Automatic/SemiAutomatic are mods that let you fire weapon once you press the left mouse button or per click.</text:span></text:p>
        </text:list-item>
        <text:list-item>
          <text:p text:style-name="P25"><text:span text:style-name="T107">Walking/Running Speed<text:s/></text:span><text:span text:style-name="T108">–</text:span><text:span text:style-name="T109"><text:s/>values that determin how fast our player will move</text:span></text:p>
        </text:list-item>
        <text:list-item>
          <text:p text:style-name="P25"><text:span text:style-name="T110">Bullets I have/Bullets in the gun/amount of bullets per load<text:s/></text:span><text:span text:style-name="T111">–</text:span><text:span text:style-name="T112"><text:s/>the value that gun will start with/start with how many bullets/how many bullets does it usually have per load</text:span></text:p>
        </text:list-item>
        <text:list-item>
          <text:p text:style-name="P25"><text:span text:style-name="T113">Rest place position<text:s/></text:span><text:span text:style-name="T114">–</text:span><text:span text:style-name="T115"><text:s/>gun is coded to sit on your player position but you have to move it to desired position via this vector3 to suit your needs and what you like the most</text:span></text:p>
        </text:list-item>
        <text:list-item>
          <text:p text:style-name="P25"><text:span text:style-name="T116">Aim place position<text:s/></text:span><text:span text:style-name="T117">–</text:span><text:span text:style-name="T118"><text:s/>gun position when aiming, you will need to set up this by your own</text:span></text:p>
        </text:list-item>
        <text:list-item>
          <text:p text:style-name="P25"><text:span text:style-name="T119">Gun Aim Time<text:s/></text:span><text:span text:style-name="T120">–</text:span><text:span text:style-name="T121"><text:s/>time that takes the gun to move from rest place to aim place position</text:span></text:p>
        </text:list-item>
        <text:list-item>
          <text:p text:style-name="P25"><text:span text:style-name="T122">Mouse Sensitvity/notAiming/Aiming/Running<text:s/></text:span><text:span text:style-name="T123">–</text:span><text:span text:style-name="T124"><text:s/>again this changes the mouse look script sensitvity according to our gun preferences</text:span></text:p>
        </text:list-item>
        <text:list-item>
          <text:p text:style-name="P25"><text:span text:style-name="T125">Rotation Lag Time<text:s/></text:span><text:span text:style-name="T126">–</text:span><text:span text:style-name="T127"><text:s/>time that gun takes to snap to our rotation after moving the camera view ( best set to 0 i will tell why below)</text:span></text:p>
        </text:list-item>
        <text:list-item>
          <text:p text:style-name="P25"><text:span text:style-name="T128">Forward Rotation Amount<text:s/></text:span><text:span text:style-name="T129">–</text:span><text:span text:style-name="T130"><text:s/>if you ever played COD or BF franchises you will notice the weapon rotates in the way you look with your camera so this is a vector2 multieplier for gun forward rotation (best to set from 0-1.5) and this way you dont need to lag your weapon behind your camera unless you want that weight effect</text:span></text:p>
        </text:list-item>
        <text:list-item>
          <text:p text:style-name="P25"><text:span text:style-name="T131">Bullet<text:s/></text:span><text:span text:style-name="T132">–</text:span><text:span text:style-name="T133"><text:s/>prefab located in your project which has bullet script, you get it with your project so no need to explain that further use mine or if you want you can create your own</text:span></text:p>
        </text:list-item>
        <text:list-item>
          <text:p text:style-name="P25"><text:span text:style-name="T134">Rounds Per Second<text:s/></text:span><text:span text:style-name="T135">–</text:span><text:span text:style-name="T136"><text:s/>value that tells how many bullets per second are shot if your weapon is set to automatic</text:span></text:p>
        </text:list-item>
        <text:list-item>
          <text:p text:style-name="P25"><text:span text:style-name="T137">Recoil Amount_x_y_z_NON<text:s/></text:span><text:span text:style-name="T138">–</text:span><text:span text:style-name="T139"><text:s/>the amount recoil applied to the gun and view if we are not aming</text:span></text:p>
        </text:list-item>
        <text:list-item>
          <text:p text:style-name="P25"><text:span text:style-name="T140">Recoil Amount_x_y_z_ - the amount recoil applied to the gun and view if we are aiming</text:span></text:p>
        </text:list-item>
        <text:list-item>
          <text:p text:style-name="P25"><text:span text:style-name="T140">Recoil Over Time_x_y_z<text:s/></text:span><text:span text:style-name="T141">–</text:span><text:span text:style-name="T142"><text:s/>the time that takes for the gun to go back to original position after its been shot and affected by recoil (best set to lower numbers)</text:span></text:p>
        </text:list-item>
        <text:list-item>
          <text:p text:style-name="P25"><text:span text:style-name="T143">Gun Precision_Aiming/Not_Aiming<text:s/></text:span><text:span text:style-name="T144">–</text:span><text:span text:style-name="T145"><text:s/>values that are multipliers for recoil and tells how much your view will<text:s text:c="2"/>move after you have shot while aimin/not aiming</text:span></text:p>
        </text:list-item>
        <text:list-item>
          <text:p text:style-name="P25"><text:span text:style-name="T146">Camera Zoom Ratios<text:s/></text:span><text:span text:style-name="T147">–</text:span><text:span text:style-name="T148"><text:s/>ratios FOV of the main camera when we are aiming and not aiming.</text:span></text:p>
        </text:list-item>
        <text:list-item>
          <text:p text:style-name="P25"><text:span text:style-name="T149">Second Camera Zoom Rations<text:s/></text:span><text:span text:style-name="T150">–</text:span><text:span text:style-name="T151"><text:s/>FOV ratios of a camera that renders the weapon to give that feel of us zooming on our weapon</text:span></text:p>
        </text:list-item>
        <text:list-item>
          <text:p text:style-name="P25"><text:span text:style-name="T152">Muzzel Flash<text:s/></text:span><text:span text:style-name="T153">–</text:span><text:span text:style-name="T154"><text:s/>array of muzzel flash prefabs (you get 5 with this asset)</text:span></text:p>
        </text:list-item>
        <text:list-item>
          <text:p text:style-name="P25"><text:span text:style-name="T155">Muzzel Spawn<text:s/></text:span><text:span text:style-name="T156">–</text:span><text:span text:style-name="T157"><text:s/>is a transform on your gun form where muzzel spawns will appear (must do!) </text:span></text:p>
        </text:list-item>
        <text:list-item>
          <text:p text:style-name="P25"><text:span text:style-name="T158">Reload Change Bullets Time<text:s/></text:span><text:span text:style-name="T159">–</text:span><text:span text:style-name="T160"><text:s/>after you press “R” for reload, you can interrupt the reload with meele attack or sprinting (like COD/BF), so this time counts how much has it passed after you press reload, so if you set this to 1.5f, you will have to wait 1.5f seconds after reload to change actual bullets.</text:span></text:p>
        </text:list-item>
        <text:list-item>
          <text:p text:style-name="P25"><text:span text:style-name="T161">HUD_bullets<text:s/></text:span><text:span text:style-name="T162">–</text:span><text:span text:style-name="T163"><text:s/>not important, its a empty GameObject located inside player and located to camera view sees it, contains 3D text Component which displays how many bullets we have</text:span></text:p>
        </text:list-item>
        <text:list-item>
          <text:p text:style-name="P25"><text:span text:style-name="T164">CrossHairProperties<text:s/></text:span><text:span text:style-name="T165">–</text:span><text:span text:style-name="T166"><text:s/>you can use your own images, and set the position of crosshairs via variables below</text:span></text:p>
        </text:list-item>
        <text:list-item>
          <text:p text:style-name="P25"><text:span text:style-name="T167">Animation Names -</text:span></text:p>
        </text:list-item>
        <text:list-item>
          <text:p text:style-name="P25"><text:span text:style-name="T167">Reload Animation Name<text:s/></text:span><text:span text:style-name="T168">–</text:span><text:span text:style-name="T169"><text:s/>name from Animator of reload animation box, used to interrupt reload animations and keep track of what is currently ran</text:span></text:p>
        </text:list-item>
        <text:list-item>
          <text:p text:style-name="P25"><text:span text:style-name="T170">Aiming Animation Name<text:s/></text:span><text:span text:style-name="T171">–</text:span><text:span text:style-name="T172"><text:s/>aiming animation if have one</text:span></text:p>
        </text:list-item>
        <text:list-item>
          <text:p text:style-name="P25"><text:span text:style-name="T173">Meele Animation Name<text:s/></text:span><text:span text:style-name="T174">–</text:span><text:span text:style-name="T175"><text:s/>from gun Animator</text:span><text:span text:style-name="T176"/></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